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,654.23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7654.45">
            <text:p>7,654.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,456.43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5674.34">
            <text:p>5,674.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,258.6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3694.23">
            <text:p>3,69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,060.83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2714.12">
            <text:p>2,714.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,863.03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3456.54">
            <text:p>3,456.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,665.23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4198.96">
            <text:p>4,198.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,467.43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4941.38">
            <text:p>4,941.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,269.63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5683.8">
            <text:p>5,683.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,071.83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26.22">
            <text:p>6,426.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,874.03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5432.21">
            <text:p>5,432.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,676.23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438.2">
            <text:p>4,438.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,478.43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4444.19">
            <text:p>4,444.19 €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6" table:end-x="0.0555in" table:end-y="0.0425in" draw:z-index="0" svg:width="4.522in" svg:height="3.0957in" svg:x="0.8669in" svg:y="0.1469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6" table:end-x="0.0776in" table:end-y="0.022in" draw:z-index="1" svg:width="4.522in" svg:height="3.0957in" svg:x="0.0004in" svg:y="0.1264in">
              <draw:object draw:notify-on-update-of-ranges="Sheet1.B4:Sheet1.F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4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6-05-04T14:34:22</dc:date>
    <dc:language>en-US</dc:language>
    <meta:editing-cycles>5</meta:editing-cycles>
    <meta:editing-duration>PT10M3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6000003814697pt" style:font-family-asian="'Andale Sans UI'" style:font-pitch-asian="variable" style:font-size-asian="14.6000003814697pt" style:font-family-complex="Tahoma" style:font-pitch-complex="variable" style:font-size-complex="14.6000003814697pt"/>
    </style:style>
    <style:style style:name="ch3" style:family="chart">
      <style:graphic-properties draw:fill="none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4" style:family="chart">
      <style:chart-properties chart:japanese-candle-stick="false" chart:stock-with-volume="false" chart:three-dimensional="tru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0.1000003814697pt" style:font-family-asian="'Andale Sans UI'" style:font-pitch-asian="variable" style:font-size-asian="10.1000003814697pt" style:font-family-complex="Tahoma" style:font-pitch-complex="variable" style:font-size-complex="10.1000003814697pt"/>
    </style:style>
    <style:style style:name="ch7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minimum="0" chart:maximum="16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fill-color="#9999ff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fill-color="#993366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fill-color="#ffffcc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fill-color="#ccffff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487cm" svg:height="7.864cm" chart:class="chart:bar" chart:style-name="ch1">
        <chart:title svg:x="3.717cm" svg:y="0.155cm" chart:style-name="ch2">
          <text:p>Columns_stacked</text:p>
        </chart:title>
        <chart:legend chart:legend-position="end" svg:x="9.691cm" svg:y="3.186cm" chart:style-name="ch3"/>
        <chart:plot-area chart:style-name="ch4" table:cell-range-address="Sheet1.$B$4:.$F$16" chart:data-source-has-labels="both" chart:table-number-list="0" svg:x="0.228cm" svg:y="1.043cm" svg:width="9.008cm" svg:height="6.665cm" dr3d:vrp="(17114.3270961525 10054.4023142329 24729.2582950211)" dr3d:vpn="(0.416197740726712 0.173648177666898 0.89253893528907)" dr3d:vup="(-0.0733868910000115 0.984807753012214 -0.157378695624239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title svg:x="5.27cm" svg:y="7.292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28cm" svg:y="4.439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6000003814697pt" style:font-family-asian="'Andale Sans UI'" style:font-pitch-asian="variable" style:font-size-asian="14.6000003814697pt" style:font-family-complex="Tahoma" style:font-pitch-complex="variable" style:font-size-complex="14.6000003814697pt"/>
    </style:style>
    <style:style style:name="ch3" style:family="chart">
      <style:graphic-properties draw:fill="none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4" style:family="chart">
      <style:chart-properties chart:japanese-candle-stick="false" chart:stock-with-volume="false" chart:three-dimensional="true" chart:deep="false" chart:lines="false" chart:solid-type="cuboid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0.1000003814697pt" style:font-family-asian="'Andale Sans UI'" style:font-pitch-asian="variable" style:font-size-asian="10.1000003814697pt" style:font-family-complex="Tahoma" style:font-pitch-complex="variable" style:font-size-complex="10.1000003814697pt"/>
    </style:style>
    <style:style style:name="ch7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minimum="0" chart:maximum="16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8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9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0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1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487cm" svg:height="7.864cm" chart:class="chart:bar" chart:style-name="ch1">
        <chart:title svg:x="3.713cm" svg:y="0.155cm" chart:style-name="ch2">
          <text:p>Columns_stacked</text:p>
        </chart:title>
        <chart:legend chart:legend-position="end" svg:x="9.691cm" svg:y="3.186cm" chart:style-name="ch3"/>
        <chart:plot-area chart:style-name="ch4" table:cell-range-address="Sheet1.$B$4:.$F$16" chart:data-source-has-labels="both" chart:table-number-list="0" svg:x="0.228cm" svg:y="1.043cm" svg:width="9.008cm" svg:height="6.665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title svg:x="5.27cm" svg:y="7.283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28cm" svg:y="4.436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